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fill-color="#ffffff" fo:min-height="10.07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836cm"/>
    </style:style>
    <style:style style:name="gr6" style:family="graphic" style:parent-style-name="standard">
      <style:graphic-properties draw:stroke="none" draw:fill="none" fo:min-height="5.465cm"/>
    </style:style>
    <style:style style:name="gr7" style:family="graphic" style:parent-style-name="standard">
      <style:graphic-properties draw:stroke="none" draw:fill="none" fo:min-height="4.38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text-autospace="none"/>
    </style:style>
    <style:style style:name="P3" style:family="paragraph">
      <style:paragraph-properties fo:margin-left="0cm" fo:margin-right="0cm" fo:text-indent="0cm" style:text-autospace="none"/>
      <style:text-properties fo:font-family="Monospace" fo:font-size="10pt" style:font-family-asian="Monospace" style:font-size-asian="10pt" style:font-family-complex="Monospace" style:font-size-complex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cm" fo:margin-right="0cm" fo:text-indent="0cm"/>
      <style:text-properties fo:font-family="Courier" style:font-style-name="Regular" style:font-family-generic="modern" style:font-pitch="fixed" fo:font-size="10pt" style:font-size-asian="18pt" style:font-size-complex="18pt"/>
    </style:style>
    <style:style style:name="P9" style:family="paragraph">
      <style:paragraph-properties fo:margin-left="0cm" fo:margin-right="0cm" fo:text-indent="0cm" style:text-autospace="none"/>
      <style:text-properties fo:font-family="Courier" style:font-style-name="Regular" style:font-family-generic="modern" style:font-pitch="fixed" fo:font-size="10pt" style:font-family-asian="Monospace" style:font-size-asian="10pt" style:font-family-complex="Monospace" style:font-size-complex="10pt"/>
    </style:style>
    <style:style style:name="P10" style:family="paragraph">
      <style:paragraph-properties fo:margin-left="0cm" fo:margin-right="0cm" text:enable-numbering="false" fo:text-indent="0cm"/>
      <style:text-properties fo:font-size="26pt" fo:font-weight="bold" style:font-size-asian="18pt" style:font-size-complex="18pt"/>
    </style:style>
    <style:style style:name="T1" style:family="text">
      <style:text-properties fo:font-family="'Courier 10 Pitch'" style:font-pitch="fixed" fo:font-size="16pt"/>
    </style:style>
    <style:style style:name="T2" style:family="text">
      <style:text-properties fo:font-family="Arial" style:font-family-generic="swiss" style:font-pitch="variable" fo:font-size="18pt" style:font-family-asian="Monospace" style:font-size-asian="10pt" style:font-family-complex="Monospace" style:font-size-complex="10pt"/>
    </style:style>
    <style:style style:name="T3" style:family="text">
      <style:text-properties fo:font-family="Monospace" fo:font-size="18pt" style:font-family-asian="Monospace" style:font-size-asian="10pt" style:font-family-complex="Monospace" style:font-size-complex="10pt"/>
    </style:style>
    <style:style style:name="T4" style:family="text">
      <style:text-properties fo:font-family="'Courier 10 Pitch'" style:font-pitch="fixed" fo:font-size="16pt" style:font-family-asian="Monospace" style:font-size-asian="10pt" style:font-family-complex="Monospace" style:font-size-complex="10pt"/>
    </style:style>
    <style:style style:name="T5" style:family="text">
      <style:text-properties fo:font-family="Monospace" fo:font-size="16pt" style:font-family-asian="Monospace" style:font-size-asian="10pt" style:font-family-complex="Monospace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14.387cm" svg:height="3.73cm" svg:x="1.551cm" svg:y="1.27cm">
          <draw:text-box>
            <text:p text:style-name="P1">a) the form bean has to be declared: </text:p>
            <text:p text:style-name="P1"><text:s text:c="5"/><text:span text:style-name="T1"><text:s text:c="2"/></text:span><text:span text:style-name="T1">&lt;form-bean</text:span></text:p>
            <text:p text:style-name="P1"><text:span text:style-name="T1"><text:s text:c="12"/></text:span><text:span text:style-name="T1">name="jogForm"</text:span></text:p>
            <text:p text:style-name="P1"><text:span text:style-name="T1"><text:s text:c="12"/></text:span><text:span text:style-name="T1">type="org.mtrainer.jogForm"/&gt;</text:span></text:p>
            <text:p text:style-name="P1"/>
          </draw:text-box>
        </draw:frame>
        <draw:frame draw:style-name="gr2" draw:text-style-name="P3" draw:layer="layout" svg:width="24.765cm" svg:height="14.84cm" svg:x="1.905cm" svg:y="5.08cm">
          <draw:text-box>
            <text:p text:style-name="P2"><text:span text:style-name="T2">b) two actions are defined, one to point to the </text:span></text:p>
            <text:p text:style-name="P2"><text:span text:style-name="T2"><text:s text:c="3"/></text:span><text:span text:style-name="T2">jsp to enter the values, one t perform the action:</text:span></text:p>
            <text:p text:style-name="P2"><text:span text:style-name="T3"><text:s text:c="6"/></text:span><text:span text:style-name="T4"><text:s/></text:span><text:span text:style-name="T4">&lt;action</text:span></text:p>
            <text:p text:style-name="P2"><text:span text:style-name="T4"><text:s text:c="12"/></text:span><text:span text:style-name="T4">path="/jog"</text:span></text:p>
            <text:p text:style-name="P2"><text:span text:style-name="T4"><text:s text:c="12"/></text:span><text:span text:style-name="T4">type="org.apache.struts.actions.ForwardAction"</text:span></text:p>
            <text:p text:style-name="P2"><text:span text:style-name="T4"><text:s text:c="12"/></text:span><text:span text:style-name="T4">parameter="/pages/jog.jsp"/&gt;</text:span></text:p>
            <text:p text:style-name="P2"><text:span text:style-name="T4"/></text:p>
            <text:p text:style-name="P2"><text:span text:style-name="T4"><text:s text:c="8"/></text:span><text:span text:style-name="T4">&lt;action</text:span></text:p>
            <text:p text:style-name="P2"><text:span text:style-name="T4"><text:s text:c="12"/></text:span><text:span text:style-name="T4">path="/jogSubmit"</text:span></text:p>
            <text:p text:style-name="P2"><text:span text:style-name="T4"><text:s text:c="12"/></text:span><text:span text:style-name="T4">type="org.mtrainer.jogAction"</text:span></text:p>
            <text:p text:style-name="P2"><text:span text:style-name="T4"><text:s text:c="12"/></text:span><text:span text:style-name="T4">name="jogForm"</text:span></text:p>
            <text:p text:style-name="P2"><text:span text:style-name="T4"><text:s text:c="12"/></text:span><text:span text:style-name="T4">scope="request"</text:span></text:p>
            <text:p text:style-name="P2"><text:span text:style-name="T4"><text:s text:c="12"/></text:span><text:span text:style-name="T4">validate="true"</text:span></text:p>
            <text:p text:style-name="P2"><text:span text:style-name="T4"><text:s text:c="12"/></text:span><text:span text:style-name="T4">input="/pages/jog.jsp"&gt;</text:span></text:p>
            <text:p text:style-name="P2"><text:span text:style-name="T4"><text:s text:c="4"/></text:span><text:span text:style-name="T4"><text:tab/></text:span><text:span text:style-name="T4">&lt;forward </text:span></text:p>
            <text:p text:style-name="P2"><text:span text:style-name="T4"><text:s text:c="6"/></text:span><text:span text:style-name="T4"><text:tab/></text:span><text:span text:style-name="T4"><text:tab/></text:span><text:span text:style-name="T4"> <text:s/></text:span><text:span text:style-name="T4">name="failure" </text:span></text:p>
            <text:p text:style-name="P2"><text:span text:style-name="T4"><text:s text:c="6"/></text:span><text:span text:style-name="T4"><text:tab/></text:span><text:span text:style-name="T4"><text:tab/></text:span><text:span text:style-name="T4"> <text:s/></text:span><text:span text:style-name="T4">path="/jog.do"/&gt;</text:span></text:p>
            <text:p text:style-name="P2"><text:span text:style-name="T4"><text:s text:c="3"/></text:span><text:span text:style-name="T4"><text:tab/></text:span><text:span text:style-name="T4"><text:tab/></text:span><text:span text:style-name="T4">&lt;forward </text:span></text:p>
            <text:p text:style-name="P2"><text:span text:style-name="T4"><text:s text:c="4"/></text:span><text:span text:style-name="T4"><text:tab/></text:span><text:span text:style-name="T4"><text:tab/></text:span><text:span text:style-name="T4"> <text:s text:c="3"/></text:span><text:span text:style-name="T4">name="success" </text:span></text:p>
            <text:p text:style-name="P2"><text:span text:style-name="T4"><text:s text:c="4"/></text:span><text:span text:style-name="T4"><text:tab/></text:span><text:span text:style-name="T4"><text:tab/></text:span><text:span text:style-name="T4"> <text:s text:c="3"/></text:span><text:span text:style-name="T4">path="/pages/ok.jsp"/&gt;</text:span></text:p>
            <text:p text:style-name="P2"><text:span text:style-name="T4"><text:s text:c="8"/></text:span><text:span text:style-name="T4">&lt;/action&gt;</text:span></text:p>
            <text:p text:style-name="P2"><text:span text:style-name="T5"/></text:p>
          </draw:text-box>
        </draw:frame>
        <draw:custom-shape draw:style-name="gr3" draw:text-style-name="P4" draw:layer="layout" svg:width="10.16cm" svg:height="4.445cm" svg:x="15.875cm" svg:y="13.335cm">
          <text:p text:style-name="P4">define 2 forwards</text:p>
          <text:p text:style-name="P4">to route the return </text:p>
          <text:p text:style-name="P4">value of the execute() method</text:p>
          <text:p text:style-name="P4">of the Action (or use globals)</text:p>
          <draw:enhanced-geometry svg:viewBox="0 0 21600 21600" draw:text-areas="800 800 20800 20800" draw:type="round-rectangular-callout" draw:modifiers="-6124.35783879539 15201.61943319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6" draw:layer="layout" svg:width="24.898cm" svg:height="6.65cm" svg:x="1.27cm" svg:y="2.24cm">
          <draw:text-box>
            <text:list text:style-name="L1">
              <text:list-item>
                <text:p text:style-name="P6"><text:s/>declare a datasource (e.g. calvin_test) on tomcat 5.5.4 #</text:p>
              </text:list-item>
            </text:list>
            <text:list text:style-name="L2">
              <text:list-item>
                <text:p text:style-name="P7"><text:s/>use the jndi name as datasource within repository_database.xml for OJB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style-name="P7">Specially for TOMCAT:</text:p>
              </text:list-item>
            </text:list>
            <text:list text:style-name="L2">
              <text:list-item>
                <text:p text:style-name="P7">Attention: 1) Global declared jndi resources (e.g. the database) have to be referenced<text:line-break/> <text:s/>locally (by &lt;Reference&gt; <text:s/>within the &lt;Context&gt; element of the application in <text:line-break/> <text:s/>conf/server.xml </text:p>
              </text:list-item>
            </text:list>
            <text:list text:style-name="L2">
              <text:list-item>
                <text:p text:style-name="P7">A valid entry in server.xml would look like:</text:p>
              </text:list-item>
            </text:list>
            <text:list text:style-name="L1">
              <text:list-item>
                <text:p text:style-name="P6"/>
              </text:list-item>
            </text:list>
          </draw:text-box>
        </draw:frame>
        <draw:frame draw:style-name="gr6" draw:text-style-name="P8" draw:layer="layout" svg:width="20.32cm" svg:height="5.715cm" svg:x="2.54cm" svg:y="8.255cm">
          <draw:text-box>
            <text:p text:style-name="P8"><text:s text:c="8"/>&lt;Context path="/Trainer"</text:p>
            <text:p text:style-name="P8"><text:s text:c="17"/>reloadable="true"</text:p>
            <text:p text:style-name="P8"><text:s text:c="17"/>docBase="/home/rmark/workspace/Trainer"</text:p>
            <text:p text:style-name="P8"><text:s text:c="17"/>workDir="/home/rmark/workspace/Trainer/work" &gt;</text:p>
            <text:p text:style-name="P8"><text:s text:c="14"/>&lt;Resource name="calvin_test"</text:p>
            <text:p text:style-name="P8"><text:s text:c="16"/>type="javax.sql.DataSource"</text:p>
            <text:p text:style-name="P8"><text:s text:c="16"/>password="trainer"</text:p>
            <text:p text:style-name="P8"><text:s text:c="16"/>driverClassName="com.mysql.jdbc.Driver"</text:p>
            <text:p text:style-name="P8"><text:s text:c="16"/>maxIdle="2" maxWait="5000"</text:p>
            <text:p text:style-name="P8"><text:s text:c="16"/>validationQuery="select count(*) from OJB_DLIST"</text:p>
            <text:p text:style-name="P8"><text:s text:c="16"/>username="trainer" url="jdbc:mysql://calvin:3306/trainer" maxActive="4"/&gt;</text:p>
            <text:p text:style-name="P8"><text:s text:c="8"/>&lt;/Context&gt;</text:p>
          </draw:text-box>
        </draw:frame>
        <draw:frame draw:style-name="gr7" draw:text-style-name="P9" draw:layer="layout" svg:width="13.202cm" svg:height="4.63cm" svg:x="2.54cm" svg:y="15.24cm">
          <draw:text-box>
            <text:p text:style-name="P9"><text:s text:c="4"/>&lt;jdbc-connection-descriptor</text:p>
            <text:p text:style-name="P9"><text:s text:c="3"/><text:tab/><text:tab/>jcd-alias="default"</text:p>
            <text:p text:style-name="P9"><text:s text:c="3"/><text:tab/><text:tab/>default-connection="true"</text:p>
            <text:p text:style-name="P9"><text:s text:c="3"/><text:tab/><text:tab/>platform="MySQL"</text:p>
            <text:p text:style-name="P9"><text:s text:c="3"/><text:tab/><text:tab/>jdbc-level="2.0"</text:p>
            <text:p text:style-name="P9"><text:s text:c="3"/><text:tab/><text:tab/>jndi-datasource-name="java:comp/env/calvin_test"</text:p>
            <text:p text:style-name="P9"><text:s text:c="8"/>eager-release="false"</text:p>
            <text:p text:style-name="P9"><text:s text:c="3"/><text:tab/><text:tab/>batch-mode="false"</text:p>
            <text:p text:style-name="P9"><text:s text:c="8"/>useAutoCommit="1"</text:p>
            <text:p text:style-name="P9"><text:s text:c="8"/>ignoreAutoCommitExceptions="false"</text:p>
            <text:p text:style-name="P9"><text:s text:c="5"/>&gt;</text:p>
          </draw:text-box>
        </draw:frame>
        <draw:frame draw:style-name="gr1" draw:layer="layout" svg:width="17.816cm" svg:height="0.962cm" svg:x="2.54cm" svg:y="13.97cm">
          <draw:text-box>
            <text:p text:style-name="P1">It can then be referenced by the ojb repository_database.xml:</text:p>
          </draw:text-box>
        </draw:frame>
        <draw:frame draw:style-name="gr1" draw:text-style-name="P10" draw:layer="layout" svg:width="15.391cm" svg:height="1.276cm" svg:x="1.771cm" svg:y="0.786cm">
          <draw:text-box>
            <text:p text:style-name="P10">To use jndi Datasources with OJB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-pre$Linux OpenOffice.org_project/680$Build-8825</meta:generator>
    <meta:creation-date>2005-10-23T21:24:04</meta:creation-date>
    <dc:date>2005-10-30T21:37:24</dc:date>
    <dc:language>en-US</dc:language>
    <meta:editing-cycles>5</meta:editing-cycles>
    <meta:editing-duration>PT16M35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